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iFi Channel Ma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Pixel</text:p>
          </table:table-cell>
          <table:table-cell office:value-type="string" calcext:value-type="string">
            <text:p>#fadc channel</text:p>
          </table:table-cell>
          <table:table-cell office:value-type="string" calcext:value-type="string">
            <text:p>X-coord [mm]</text:p>
          </table:table-cell>
          <table:table-cell/>
          <table:table-cell office:value-type="string" calcext:value-type="string">
            <text:p>#Pixel</text:p>
          </table:table-cell>
          <table:table-cell office:value-type="string" calcext:value-type="string">
            <text:p>#fadc channel</text:p>
          </table:table-cell>
          <table:table-cell office:value-type="string" calcext:value-type="string">
            <text:p>Y-cord [mm]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A2]-1)* ( 121.28/32)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([.A2]-1)*(121.28/32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([.A3]-1)* ( 121.28/32)" office:value-type="float" office:value="3.79" calcext:value-type="float">
            <text:p>3.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formula="of:=([.A3]-1)*(121.28/32)"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([.A4]-1)* ( 121.28/32)" office:value-type="float" office:value="7.58" calcext:value-type="float">
            <text:p>7.58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formula="of:=([.A4]-1)*(121.28/32)" office:value-type="float" office:value="7.58" calcext:value-type="float">
            <text:p>7.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A5]-1)* ( 121.28/32)" office:value-type="float" office:value="11.37" calcext:value-type="float">
            <text:p>11.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([.A5]-1)*(121.28/32)" office:value-type="float" office:value="11.37" calcext:value-type="float">
            <text:p>11.3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([.A6]-1)* ( 121.28/32)" office:value-type="float" office:value="15.16" calcext:value-type="float">
            <text:p>15.1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([.A6]-1)*(121.28/32)"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A7]-1)* ( 121.28/32)" office:value-type="float" office:value="18.95" calcext:value-type="float">
            <text:p>18.9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([.A7]-1)*(121.28/32)" office:value-type="float" office:value="18.95" calcext:value-type="float">
            <text:p>18.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([.A8]-1)* ( 121.28/32)" office:value-type="float" office:value="22.74" calcext:value-type="float">
            <text:p>22.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([.A8]-1)*(121.28/32)" office:value-type="float" office:value="22.74" calcext:value-type="float">
            <text:p>22.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([.A9]-1)* ( 121.28/32)" office:value-type="float" office:value="26.53" calcext:value-type="float">
            <text:p>26.5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([.A9]-1)*(121.28/32)" office:value-type="float" office:value="26.53" calcext:value-type="float">
            <text:p>26.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formula="of:=([.A10]-1)* ( 121.28/32)" office:value-type="float" office:value="30.32" calcext:value-type="float">
            <text:p>30.3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([.A10]-1)*(121.28/32)" office:value-type="float" office:value="30.32" calcext:value-type="float">
            <text:p>30.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([.A11]-1)* ( 121.28/32)" office:value-type="float" office:value="34.11" calcext:value-type="float">
            <text:p>34.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([.A11]-1)*(121.28/32)" office:value-type="float" office:value="34.11" calcext:value-type="float">
            <text:p>34.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formula="of:=([.A12]-1)* ( 121.28/32)" office:value-type="float" office:value="37.9" calcext:value-type="float">
            <text:p>37.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([.A12]-1)*(121.28/32)" office:value-type="float" office:value="37.9" calcext:value-type="float">
            <text:p>37.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([.A13]-1)* ( 121.28/32)" office:value-type="float" office:value="41.69" calcext:value-type="float">
            <text:p>41.6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([.A13]-1)*(121.28/32)" office:value-type="float" office:value="41.69" calcext:value-type="float">
            <text:p>41.6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([.A14]-1)* ( 121.28/32)" office:value-type="float" office:value="45.48" calcext:value-type="float">
            <text:p>45.48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formula="of:=([.A14]-1)*(121.28/32)" office:value-type="float" office:value="45.48" calcext:value-type="float">
            <text:p>45.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[.A15]-1)* ( 121.28/32)" office:value-type="float" office:value="49.27" calcext:value-type="float">
            <text:p>49.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([.A15]-1)*(121.28/32)" office:value-type="float" office:value="49.27" calcext:value-type="float">
            <text:p>49.2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A16]-1)* ( 121.28/32)" office:value-type="float" office:value="53.06" calcext:value-type="float">
            <text:p>53.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formula="of:=([.A16]-1)*(121.28/32)" office:value-type="float" office:value="53.06" calcext:value-type="float">
            <text:p>53.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([.A17]-1)* ( 121.28/32)" office:value-type="float" office:value="56.85" calcext:value-type="float">
            <text:p>56.8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formula="of:=([.A17]-1)*(121.28/32)" office:value-type="float" office:value="56.85" calcext:value-type="float">
            <text:p>56.8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([.A18]-1)* ( 121.28/32)" office:value-type="float" office:value="60.64" calcext:value-type="float">
            <text:p>60.64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formula="of:=([.A18]-1)*(121.28/32)" office:value-type="float" office:value="60.64" calcext:value-type="float">
            <text:p>60.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formula="of:=([.A19]-1)* ( 121.28/32)" office:value-type="float" office:value="64.43" calcext:value-type="float">
            <text:p>64.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([.A19]-1)*(121.28/32)" office:value-type="float" office:value="64.43" calcext:value-type="float">
            <text:p>64.4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([.A20]-1)* ( 121.28/32)" office:value-type="float" office:value="68.22" calcext:value-type="float">
            <text:p>68.2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formula="of:=([.A20]-1)*(121.28/32)" office:value-type="float" office:value="68.22" calcext:value-type="float">
            <text:p>68.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A21]-1)* ( 121.28/32)" office:value-type="float" office:value="72.01" calcext:value-type="float">
            <text:p>72.0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([.A21]-1)*(121.28/32)" office:value-type="float" office:value="72.01" calcext:value-type="float">
            <text:p>72.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([.A22]-1)* ( 121.28/32)" office:value-type="float" office:value="75.8" calcext:value-type="float">
            <text:p>75.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formula="of:=([.A22]-1)*(121.28/32)" office:value-type="float" office:value="75.8" calcext:value-type="float">
            <text:p>75.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[.A23]-1)* ( 121.28/32)" office:value-type="float" office:value="79.59" calcext:value-type="float">
            <text:p>79.5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([.A23]-1)*(121.28/32)" office:value-type="float" office:value="79.59" calcext:value-type="float">
            <text:p>79.5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([.A24]-1)* ( 121.28/32)" office:value-type="float" office:value="83.38" calcext:value-type="float">
            <text:p>83.3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formula="of:=([.A24]-1)*(121.28/32)" office:value-type="float" office:value="83.38" calcext:value-type="float">
            <text:p>83.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([.A25]-1)* ( 121.28/32)" office:value-type="float" office:value="87.17" calcext:value-type="float">
            <text:p>87.1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table:formula="of:=([.A25]-1)*(121.28/32)" office:value-type="float" office:value="87.17" calcext:value-type="float">
            <text:p>87.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([.A26]-1)* ( 121.28/32)" office:value-type="float" office:value="90.96" calcext:value-type="float">
            <text:p>90.9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formula="of:=([.A26]-1)*(121.28/32)" office:value-type="float" office:value="90.96" calcext:value-type="float">
            <text:p>90.9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formula="of:=([.A27]-1)* ( 121.28/32)" office:value-type="float" office:value="94.75" calcext:value-type="float">
            <text:p>94.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formula="of:=([.A27]-1)*(121.28/32)" office:value-type="float" office:value="94.75" calcext:value-type="float">
            <text:p>94.7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([.A28]-1)* ( 121.28/32)" office:value-type="float" office:value="98.54" calcext:value-type="float">
            <text:p>98.5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formula="of:=([.A28]-1)*(121.28/32)" office:value-type="float" office:value="98.54" calcext:value-type="float">
            <text:p>98.5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([.A29]-1)* ( 121.28/32)" office:value-type="float" office:value="102.33" calcext:value-type="float">
            <text:p>102.3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([.A29]-1)*(121.28/32)" office:value-type="float" office:value="102.33" calcext:value-type="float">
            <text:p>102.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formula="of:=([.A30]-1)* ( 121.28/32)" office:value-type="float" office:value="106.12" calcext:value-type="float">
            <text:p>106.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formula="of:=([.A30]-1)*(121.28/32)" office:value-type="float" office:value="106.12" calcext:value-type="float">
            <text:p>106.1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([.A31]-1)* ( 121.28/32)" office:value-type="float" office:value="109.91" calcext:value-type="float">
            <text:p>109.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([.A31]-1)*(121.28/32)" office:value-type="float" office:value="109.91" calcext:value-type="float">
            <text:p>109.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formula="of:=([.A32]-1)* ( 121.28/32)" office:value-type="float" office:value="113.7" calcext:value-type="float">
            <text:p>113.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([.A32]-1)*(121.28/32)" office:value-type="float" office:value="113.7" calcext:value-type="float">
            <text:p>113.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([.A33]-1)* ( 121.28/32)" office:value-type="float" office:value="117.49" calcext:value-type="float">
            <text:p>117.4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formula="of:=([.A33]-1)*(121.28/32)" office:value-type="float" office:value="117.49" calcext:value-type="float">
            <text:p>117.4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09:46:29.046247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39:59.096539067</meta:creation-date>
    <dc:date>2018-11-04T09:37:21.437120496</dc:date>
    <meta:editing-duration>PT3H49M8S</meta:editing-duration>
    <meta:editing-cycles>3</meta:editing-cycles>
    <meta:generator>LibreOffice/5.3.6.1$Linux_X86_64 LibreOffice_project/30$Build-1</meta:generator>
    <meta:print-date>2018-11-02T13:32:28.499371878</meta:print-date>
    <meta:document-statistic meta:table-count="1" meta:cell-count="198" meta:object-count="0"/>
  </office:meta>
</office:document-meta>
</file>